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2f84a" officeooo:paragraph-rsid="0012f84a"/>
    </style:style>
    <style:style style:name="P2" style:family="paragraph" style:parent-style-name="Standard">
      <style:text-properties officeooo:rsid="00142f86" officeooo:paragraph-rsid="00142f86"/>
    </style:style>
    <style:style style:name="P3" style:family="paragraph" style:parent-style-name="Standard">
      <style:text-properties officeooo:rsid="0015c2a6" officeooo:paragraph-rsid="0015c2a6"/>
    </style:style>
    <style:style style:name="P4" style:family="paragraph" style:parent-style-name="Standard">
      <style:text-properties officeooo:paragraph-rsid="0015c2a6"/>
    </style:style>
    <style:style style:name="T1" style:family="text">
      <style:text-properties officeooo:rsid="0014a0da"/>
    </style:style>
    <style:style style:name="T2" style:family="text">
      <style:text-properties officeooo:rsid="00159a1f"/>
    </style:style>
    <style:style style:name="T3" style:family="text">
      <style:text-properties officeooo:rsid="0015c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ca al cinéfilo que hay en ti. Pon a prueba tu memoria y tu amor por el cine intentando adivinar el título de la película en base a un fragmento de fotograma.</text:p>
      <text:p text:style-name="P1"/>
      <text:p text:style-name="P2">Cada nivel tiene 30 fotogramas, acierta al menos 20 para pasar al siguiente. <text:span text:style-name="T1">Hay niveles para todos: niveles fáciles, </text:span><text:span text:style-name="T2">difíciles</text:span><text:span text:style-name="T1">, temáticos, </text:span><text:span text:style-name="T3">incluso niveles imposibles.</text:span></text:p>
      <text:p text:style-name="P2"/>
      <text:p text:style-name="P3">Esta aplicación está en continuo desarrollo y los niveles se van agregando a medida que pasa el tiempo.</text:p>
      <text:p text:style-name="P1"/>
      <text:p text:style-name="P4"><text:span text:style-name="T3">Esta aplicación no contiene anuncios, ni pagos integrados. El código es software libre y se encuentra bajo la licencia GPL versión 3 o posterior. Los recursos gráficos originales, como los iconos y diseños vectoriales se encuentran bajo la licencia </text:span>Licencia Creative Commons Atribución-NoComercial 4.0 Internacional.</text:p>
      <text:p text:style-name="P4"/>
      <text:p text:style-name="P3">Visita el proyecto en GitHub (https://github.com/1noro/MoviePic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3:01:18.931904110</meta:creation-date>
    <dc:date>2020-10-19T13:20:54.490521180</dc:date>
    <meta:editing-duration>PT19M34S</meta:editing-duration>
    <meta:editing-cycles>6</meta:editing-cycles>
    <meta:generator>LibreOffice/7.0.2.2$Linux_X86_64 LibreOffice_project/00$Build-2</meta:generator>
    <meta:document-statistic meta:table-count="0" meta:image-count="0" meta:object-count="0" meta:page-count="1" meta:paragraph-count="5" meta:word-count="125" meta:character-count="810" meta:non-whitespace-character-count="690"/>
  </office:meta>
</office:document-meta>
</file>